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Historic1" svg:font-family="'Segoe UI Histor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6bb" officeooo:paragraph-rsid="0001a6bb"/>
    </style:style>
    <style:style style:name="P2" style:family="paragraph" style:parent-style-name="Standard">
      <style:text-properties style:font-name="Segoe UI" officeooo:rsid="0001a6bb" officeooo:paragraph-rsid="0001a6bb"/>
    </style:style>
    <style:style style:name="P3" style:family="paragraph" style:parent-style-name="Standard">
      <style:paragraph-properties fo:text-align="center" style:justify-single-word="false"/>
      <style:text-properties style:font-name="Segoe UI Historic1" fo:font-size="22pt" fo:font-weight="bold" officeooo:rsid="0001a6bb" officeooo:paragraph-rsid="0001a6bb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Segoe UI Historic1" officeooo:rsid="0001a6bb"/>
    </style:style>
    <style:style style:name="P5" style:family="paragraph" style:parent-style-name="Standard">
      <style:text-properties style:font-name="Segoe UI Historic1" officeooo:rsid="0001a6bb" officeooo:paragraph-rsid="0001a6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e4e6eb" style:font-name="Segoe UI Historic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Segoe UI Historic" fo:font-size="11.2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anieczyszczenia powietrza w Polsce</text:p>
      <text:p text:style-name="P4"/>
      <text:p text:style-name="P4"><text:span text:style-name="T1">Fabian Trubic –</text:span> Grafika</text:p>
      <text:p text:style-name="P5"><text:span text:style-name="T1">Piotr Kulkowski</text:span> – Wyszukiwanie informacji</text:p>
      <text:p text:style-name="P2"/>
      <text:p text:style-name="P1"><text:span text:style-name="T3">Podjęliśmy się tego tematu, gdyż zanieczyszczenie powietrza jest poważnym problemem szkodzącym zdrowiu Polaków - w szczególności mieszkańców aglomeracji śląskiej, którymi jesteśmy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Historic1" svg:font-family="'Segoe UI Histor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20-05-17T20:37:01.633000000</dc:date>
    <meta:editing-duration>PT42M1S</meta:editing-duration>
    <meta:editing-cycles>3</meta:editing-cycles>
    <meta:document-statistic meta:table-count="0" meta:image-count="0" meta:object-count="0" meta:page-count="1" meta:paragraph-count="4" meta:word-count="32" meta:character-count="280" meta:non-whitespace-character-count="249"/>
  </office:meta>
</office:document-meta>
</file>